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06cm" svg:stroke-color="#ff66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fill="solid" draw:fill-color="#eeeeee" draw:textarea-vertical-align="top"/>
    </style:style>
    <style:style style:name="gr3" style:family="graphic" style:parent-style-name="standard">
      <style:graphic-properties draw:fill="solid" draw:fill-color="#eeeeee" draw:textarea-vertical-align="middle"/>
    </style:style>
    <style:style style:name="gr4" style:family="graphic" style:parent-style-name="standard">
      <style:graphic-properties draw:fill="solid" draw:fill-color="#ffd320" draw:textarea-vertical-align="middle"/>
    </style:style>
    <style:style style:name="gr5" style:family="graphic" style:parent-style-name="standard">
      <style:graphic-properties draw:stroke="dash" draw:stroke-dash="Fine_20_Dashed_20__28_var_29_" draw:fill="solid" draw:fill-color="#99ffff" draw:textarea-vertical-align="middle"/>
    </style:style>
    <style:style style:name="gr6" style:family="graphic" style:parent-style-name="standard">
      <style:graphic-properties draw:fill="solid" draw:fill-color="#dddddd" draw:textarea-vertical-align="top"/>
    </style:style>
    <style:style style:name="gr7" style:family="graphic" style:parent-style-name="standard">
      <style:graphic-properties draw:fill="solid" draw:fill-color="#cccccc" draw:textarea-vertical-align="middle"/>
    </style:style>
    <style:style style:name="gr8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7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</style:style>
    <style:style style:name="gr12" style:family="graphic" style:parent-style-name="standard">
      <style:graphic-properties draw:stroke="dash" draw:stroke-dash="Fine_20_Dashed_20__28_var_29_" draw:fill="solid" draw:fill-color="#eeeeee" draw:textarea-vertical-align="middle"/>
    </style:style>
    <style:style style:name="gr13" style:family="graphic" style:parent-style-name="standard">
      <style:graphic-properties draw:stroke="solid" draw:stroke-dash="Fine_20_Dashed_20__28_var_29_" draw:fill="solid" draw:fill-color="#dddddd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cm" svg:y1="0.2cm" svg:x2="14cm" svg:y2="27.9cm">
          <text:p/>
        </draw:line>
        <draw:rect draw:style-name="gr2" draw:text-style-name="P1" xml:id="id4" draw:id="id4" draw:layer="layout" svg:width="15.3cm" svg:height="11cm" svg:x="6.35cm" svg:y="5.4cm">
          <draw:glue-point draw:id="4" svg:x="-5cm" svg:y="3.494cm"/>
          <text:p text:style-name="P1">Board Layer</text:p>
        </draw:rect>
        <draw:rect draw:style-name="gr3" draw:text-style-name="P1" xml:id="id1" draw:id="id1" draw:layer="layout" svg:width="9.5cm" svg:height="2.8cm" svg:x="9.25cm" svg:y="17.4cm">
          <draw:glue-point draw:id="4" svg:x="3.684cm" svg:y="5cm"/>
          <text:p text:style-name="P1">Core Layer<text:line-break/>(PSU application logic)</text:p>
        </draw:rect>
        <draw:rect draw:style-name="gr3" draw:text-style-name="P1" xml:id="id2" draw:id="id2" draw:layer="layout" svg:width="6.4cm" svg:height="2.8cm" svg:x="10.8cm" svg:y="21.2cm">
          <draw:glue-point draw:id="4" svg:x="-5cm" svg:y="-2.857cm"/>
          <text:p text:style-name="P1">SCPI</text:p>
        </draw:rect>
        <draw:rect draw:style-name="gr4" draw:text-style-name="P1" xml:id="id3" draw:id="id3" draw:layer="layout" svg:width="6.4cm" svg:height="2.8cm" svg:x="15.6cm" svg:y="24.7cm">
          <text:p text:style-name="P1">GUI Front panel</text:p>
        </draw:rect>
        <draw:rect draw:style-name="gr5" draw:text-style-name="P1" xml:id="id6" draw:id="id6" draw:layer="layout" svg:width="6.4cm" svg:height="2.8cm" svg:x="6.4cm" svg:y="1.4cm">
          <text:p text:style-name="P1">Arduino Platform</text:p>
        </draw:rect>
        <draw:rect draw:style-name="gr4" draw:text-style-name="P1" xml:id="id5" draw:id="id5" draw:layer="layout" svg:width="6.4cm" svg:height="2.8cm" svg:x="15.1cm" svg:y="1.4cm">
          <text:p text:style-name="P1">Simulator<text:line-break/>Emulation Layer</text:p>
        </draw:rect>
        <draw:rect draw:style-name="gr6" draw:text-style-name="P1" draw:layer="layout" svg:width="6.7cm" svg:height="5.2cm" svg:x="14.4cm" svg:y="9.3cm">
          <text:p text:style-name="P1">Post-regulator</text:p>
        </draw:rect>
        <draw:rect draw:style-name="gr7" draw:text-style-name="P1" draw:layer="layout" svg:width="5.7cm" svg:height="1.2cm" svg:x="14.9cm" svg:y="10.5cm">
          <text:p text:style-name="P1">ADC</text:p>
        </draw:rect>
        <draw:rect draw:style-name="gr7" draw:text-style-name="P1" draw:layer="layout" svg:width="5.7cm" svg:height="1.2cm" svg:x="14.9cm" svg:y="11.7cm">
          <text:p text:style-name="P1">DAC</text:p>
        </draw:rect>
        <draw:rect draw:style-name="gr7" draw:text-style-name="P1" xml:id="id11" draw:id="id11" draw:layer="layout" svg:width="5.7cm" svg:height="1.2cm" svg:x="14.9cm" svg:y="12.9cm">
          <text:p text:style-name="P1">IO Expander</text:p>
        </draw:rect>
        <draw:rect draw:style-name="gr6" draw:text-style-name="P1" draw:layer="layout" svg:width="6.1cm" svg:height="7.4cm" svg:x="7.1cm" svg:y="8.2cm">
          <text:p text:style-name="P1">Shield</text:p>
        </draw:rect>
        <draw:rect draw:style-name="gr7" draw:text-style-name="P1" draw:layer="layout" svg:width="2.6cm" svg:height="1.2cm" svg:x="7.5cm" svg:y="9.4cm">
          <text:p text:style-name="P1">BP</text:p>
        </draw:rect>
        <draw:rect draw:style-name="gr7" draw:text-style-name="P1" draw:layer="layout" svg:width="5.3cm" svg:height="1.2cm" svg:x="7.5cm" svg:y="10.6cm">
          <text:p text:style-name="P1">EEPROM</text:p>
        </draw:rect>
        <draw:rect draw:style-name="gr7" draw:text-style-name="P1" draw:layer="layout" svg:width="2.7cm" svg:height="1.2cm" svg:x="10.1cm" svg:y="9.4cm">
          <text:p text:style-name="P1">RTC</text:p>
        </draw:rect>
        <draw:rect draw:style-name="gr7" draw:text-style-name="P1" xml:id="id8" draw:id="id8" draw:layer="layout" svg:width="5.3cm" svg:height="1.2cm" svg:x="7.5cm" svg:y="11.8cm">
          <text:p text:style-name="P1">Ethernet</text:p>
        </draw:rect>
        <draw:rect draw:style-name="gr7" draw:text-style-name="P1" xml:id="id9" draw:id="id9" draw:layer="layout" svg:width="5.3cm" svg:height="1.2cm" svg:x="7.5cm" svg:y="13cm">
          <text:p text:style-name="P1">Serial</text:p>
        </draw:rect>
        <draw:rect draw:style-name="gr7" draw:text-style-name="P1" draw:layer="layout" svg:width="5.3cm" svg:height="1.2cm" svg:x="7.5cm" svg:y="14.2cm">
          <text:p text:style-name="P1">Temperature</text:p>
        </draw:rect>
        <draw:connector draw:style-name="gr8" draw:text-style-name="P1" draw:layer="layout" draw:type="curve" svg:x1="14cm" svg:y1="20.2cm" svg:x2="14cm" svg:y2="21.2cm" draw:start-shape="id1" draw:start-glue-point="2" draw:end-shape="id2" svg:d="M14000 20200v1000">
          <text:p/>
        </draw:connector>
        <draw:connector draw:style-name="gr8" draw:text-style-name="P1" draw:layer="layout" draw:type="curve" svg:x1="17.499cm" svg:y1="20.2cm" svg:x2="18.8cm" svg:y2="24.7cm" draw:start-shape="id1" draw:start-glue-point="4" draw:end-shape="id3" draw:end-glue-point="0" svg:d="M17499 20200c0 3375 1301 1125 1301 4500">
          <text:p/>
        </draw:connector>
        <draw:connector draw:style-name="gr9" draw:text-style-name="P1" draw:layer="layout" svg:x1="14cm" svg:y1="17.4cm" svg:x2="14cm" svg:y2="16.4cm" draw:start-shape="id1" draw:start-glue-point="0" draw:end-shape="id4" draw:end-glue-point="2" svg:d="M14000 17400v-1000">
          <text:p/>
        </draw:connector>
        <draw:frame draw:style-name="gr10" draw:text-style-name="P2" draw:layer="layout" svg:width="4.202cm" svg:height="0.983cm" svg:x="16.7cm" svg:y="0.1cm">
          <draw:text-box>
            <text:p><text:span text:style-name="T1">SIMULATOR</text:span></text:p>
          </draw:text-box>
        </draw:frame>
        <draw:frame draw:style-name="gr11" draw:text-style-name="P2" draw:layer="layout" svg:width="3.11cm" svg:height="0.983cm" svg:x="7.423cm" svg:y="0.1cm">
          <draw:text-box>
            <text:p><text:span text:style-name="T1">SKETCH</text:span></text:p>
          </draw:text-box>
        </draw:frame>
        <draw:connector draw:style-name="gr9" draw:text-style-name="P1" draw:layer="layout" draw:type="curve" svg:x1="14cm" svg:y1="5.4cm" svg:x2="18.3cm" svg:y2="4.2cm" draw:start-shape="id4" draw:start-glue-point="0" draw:end-shape="id5" draw:end-glue-point="2" svg:d="M14000 5400c0-900 4300-300 4300-1200">
          <text:p/>
        </draw:connector>
        <draw:connector draw:style-name="gr9" draw:text-style-name="P1" draw:layer="layout" draw:type="curve" svg:x1="14cm" svg:y1="5.4cm" svg:x2="9.6cm" svg:y2="4.2cm" draw:start-shape="id4" draw:start-glue-point="0" draw:end-shape="id6" draw:end-glue-point="2" svg:d="M14000 5400c0-900-4400-300-4400-1200">
          <text:p/>
        </draw:connector>
        <draw:rect draw:style-name="gr12" draw:text-style-name="P1" xml:id="id7" draw:id="id7" draw:layer="layout" svg:width="5cm" svg:height="1.2cm" svg:x="4.7cm" svg:y="22cm">
          <text:p text:style-name="P1">scpi-parser</text:p>
        </draw:rect>
        <draw:connector draw:style-name="gr9" draw:text-style-name="P1" draw:layer="layout" svg:x1="10.8cm" svg:y1="22.6cm" svg:x2="9.7cm" svg:y2="22.6cm" draw:start-shape="id2" draw:start-glue-point="3" draw:end-shape="id7" draw:end-glue-point="1" svg:d="M10800 22600h-1100">
          <text:p/>
        </draw:connector>
        <draw:connector draw:style-name="gr9" draw:text-style-name="P1" draw:layer="layout" draw:type="curve" svg:x1="7.5cm" svg:y1="12.4cm" svg:x2="10.8cm" svg:y2="21.801cm" draw:start-shape="id8" draw:start-glue-point="3" draw:end-shape="id2" draw:end-glue-point="4" svg:d="M7500 12400c-751 0-2401 9401 3300 9401">
          <text:p/>
        </draw:connector>
        <draw:connector draw:style-name="gr9" draw:text-style-name="P1" draw:layer="layout" draw:type="curve" draw:line-skew="0.376cm" svg:x1="7.5cm" svg:y1="13.6cm" svg:x2="10.8cm" svg:y2="21.801cm" draw:start-shape="id9" draw:start-glue-point="3" draw:end-shape="id2" draw:end-glue-point="4" svg:d="M7500 13600c-187 0-1837 8201 3300 8201">
          <text:p/>
        </draw:connector>
        <draw:rect draw:style-name="gr5" draw:text-style-name="P1" xml:id="id10" draw:id="id10" draw:layer="layout" svg:width="5cm" svg:height="1.2cm" svg:x="1.1cm" svg:y="3cm">
          <text:p text:style-name="P1">UIPEthernet</text:p>
        </draw:rect>
        <draw:connector draw:style-name="gr9" draw:text-style-name="P1" draw:layer="layout" svg:x1="7.5cm" svg:y1="12.4cm" svg:x2="3.6cm" svg:y2="4.2cm" draw:start-shape="id8" draw:start-glue-point="3" draw:end-shape="id10" draw:end-glue-point="2" svg:d="M7500 12400h-3900v-8200">
          <text:p/>
        </draw:connector>
        <draw:rect draw:style-name="gr13" draw:text-style-name="P1" draw:layer="layout" svg:width="6.7cm" svg:height="1.2cm" svg:x="10.65cm" svg:y="6.5cm">
          <text:p text:style-name="P1">eez_psu_lib</text:p>
        </draw:rect>
        <draw:connector draw:style-name="gr9" draw:text-style-name="P1" draw:layer="layout" draw:type="curve" svg:x1="20.6cm" svg:y1="13.5cm" svg:x2="18.75cm" svg:y2="18.8cm" draw:start-shape="id11" draw:start-glue-point="1" draw:end-shape="id1" draw:end-glue-point="1" svg:d="M20600 13500c751 0 1676 5300-1850 5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Vladic</meta:initial-creator>
    <meta:creation-date>2015-12-21T14:39:22.39</meta:creation-date>
    <dc:date>2015-12-29T10:07:38.57</dc:date>
    <dc:creator>Martin Vladic</dc:creator>
    <meta:editing-duration>PT54M44S</meta:editing-duration>
    <meta:editing-cycles>7</meta:editing-cycles>
    <meta:generator>OpenOffice/4.1.2$Win32 OpenOffice.org_project/412m3$Build-9782</meta:generator>
    <meta:document-statistic meta:object-count="33"/>
  </office:meta>
</office:document-meta>
</file>